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90.85pt"/>
    </style:style>
    <style:style style:name="co5" style:family="table-column">
      <style:table-column-properties fo:break-before="auto" style:column-width="93.46pt"/>
    </style:style>
    <style:style style:name="co6" style:family="table-column">
      <style:table-column-properties fo:break-before="auto" style:column-width="129.74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82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fff2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Pulley Sizin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3" table:default-cell-style-name="ce24"/>
        <table:table-column table:style-name="co4" table:default-cell-style-name="Default"/>
        <table:table-column table:style-name="co5" table:number-columns-repeated="2" table:default-cell-style-name="ce5"/>
        <table:table-column table:style-name="co2" table:default-cell-style-name="ce5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ulley Sizing Information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http://www.fptgroup.com/dss/docs/687_04_Fenner_Synchronous_Belts.pdf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>
            <text:p>MAIN BELT</text:p>
          </table:table-cell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mm</text:p>
          </table:table-cell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Teeth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Engine Pulley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 office:value-type="string" calcext:value-type="string">
            <text:p>RPM</text:p>
          </table:table-cell>
          <table:table-cell table:style-name="ce17" table:number-columns-repeated="2"/>
          <table:table-cell table:style-name="ce29" office:value-type="string" calcext:value-type="string">
            <text:p>Max Power (kW) @ 3600 RPM</text:p>
          </table:table-cell>
          <table:table-cell table:style-name="ce17" office:value-type="string" calcext:value-type="string">
            <text:p>LF</text:p>
          </table:table-cell>
          <table:table-cell table:style-name="ce3" office:value-type="string" calcext:value-type="string">
            <text:p>With Length Factor</text:p>
          </table:table-cell>
          <table:table-cell table:style-name="ce3" office:value-type="string" calcext:value-type="string">
            <text:p>General 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27" calcext:value-type="float">
            <text:p>27.00</text:p>
          </table:table-cell>
          <table:table-cell office:value-type="float" office:value="3600" calcext:value-type="float">
            <text:p>3600.00</text:p>
          </table:table-cell>
          <table:table-cell table:style-name="ce8" office:value-type="string" calcext:value-type="string">
            <text:p>Plat</text:p>
          </table:table-cell>
          <table:table-cell table:style-name="ce30" office:value-type="string" calcext:value-type="string">
            <text:p>35 mm</text:p>
          </table:table-cell>
          <table:table-cell table:style-name="ce8" office:value-type="float" office:value="68.82" calcext:value-type="float">
            <text:p>68.82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table:formula="of:=[.G8]*[.H8]" office:value-type="float" office:value="51.615" calcext:value-type="float">
            <text:p>51.62</text:p>
          </table:table-cell>
          <table:table-cell table:style-name="ce8" table:formula="of:=[.I8]/[.A$12]" office:value-type="float" office:value="2.30753755364807" calcext:value-type="float">
            <text:p>2.31</text:p>
          </table:table-cell>
          <table:table-cell table:style-name="ce12"/>
          <table:table-cell table:style-name="ce9" office:value-type="float" office:value="2.707" calcext:value-type="float">
            <text:p>2.707</text:p>
          </table:table-cell>
          <table:table-cell table:formula="of:=PI()*[.L8]" office:value-type="float" office:value="8.50429131326757" calcext:value-type="float">
            <text:p>8.50429131326757</text:p>
          </table:table-cell>
        </table:table-row>
        <table:table-row table:style-name="ro2" table:number-rows-repeated="2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Main Shaft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/>
          <table:table-cell table:style-name="ce17" office:value-type="string" calcext:value-type="string">
            <text:p>Brand</text:p>
          </table:table-cell>
          <table:table-cell table:style-name="ce17"/>
          <table:table-cell table:style-name="ce29" office:value-type="string" calcext:value-type="string">
            <text:p>Max Power (kW) @ 2500 RPM</text:p>
          </table:table-cell>
          <table:table-cell table:style-name="ce17" office:value-type="string" calcext:value-type="string">
            <text:p>LF</text:p>
          </table:table-cell>
          <table:table-cell table:style-name="ce3" office:value-type="string" calcext:value-type="string">
            <text:p>With Length Factor</text:p>
          </table:table-cell>
          <table:table-cell table:style-name="ce3" office:value-type="string" calcext:value-type="string">
            <text:p>General 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table:formula="of:=[.D8]*[.C8]/[.C12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31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12]*[.H12]" office:value-type="float" office:value="49.448192" calcext:value-type="float">
            <text:p>49.45</text:p>
          </table:table-cell>
          <table:table-cell table:formula="of:=[.I12]/[.A$12]" office:value-type="float" office:value="2.21066666666667" calcext:value-type="float">
            <text:p>2.21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K12]/25.4" office:value-type="float" office:value="4.81220472440945" calcext:value-type="float">
            <text:p>4.81</text:p>
          </table:table-cell>
          <table:table-cell table:formula="of:=PI()*[.L12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30 mm</text:p>
          </table:table-cell>
          <table:table-cell table:style-name="ce31" table:formula="of:=47.7*0.7456" office:value-type="float" office:value="35.56512" calcext:value-type="float">
            <text:p>35.57</text:p>
          </table:table-cell>
          <table:table-cell office:value-type="float" office:value="0.8" calcext:value-type="float">
            <text:p>0.80</text:p>
          </table:table-cell>
          <table:table-cell table:formula="of:=[.G13]*[.H13]" office:value-type="float" office:value="28.452096" calcext:value-type="float">
            <text:p>28.45</text:p>
          </table:table-cell>
          <table:table-cell table:formula="of:=[.I13]/[.A$12]" office:value-type="float" office:value="1.272" calcext:value-type="float">
            <text:p>1.27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31" table:formula="of:=30.4*0.7456" office:value-type="float" office:value="22.66624" calcext:value-type="float">
            <text:p>22.67</text:p>
          </table:table-cell>
          <table:table-cell office:value-type="float" office:value="0.8" calcext:value-type="float">
            <text:p>0.80</text:p>
          </table:table-cell>
          <table:table-cell table:formula="of:=[.G14]*[.H14]" office:value-type="float" office:value="18.132992" calcext:value-type="float">
            <text:p>18.13</text:p>
          </table:table-cell>
          <table:table-cell table:formula="of:=[.I14]/[.A$12]" office:value-type="float" office:value="0.810666666666667" calcext:value-type="float">
            <text:p>0.81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table:style-name="ce25" office:value-type="string" calcext:value-type="string">
            <text:p>Plat</text:p>
          </table:table-cell>
          <table:table-cell table:style-name="ce27" office:value-type="string" calcext:value-type="string">
            <text:p>35 mm</text:p>
          </table:table-cell>
          <table:table-cell table:style-name="ce25" table:formula="of:=84.35*0.7456" office:value-type="float" office:value="62.89136" calcext:value-type="float">
            <text:p>62.89</text:p>
          </table:table-cell>
          <table:table-cell table:style-name="ce25" office:value-type="float" office:value="0.75" calcext:value-type="float">
            <text:p>0.75</text:p>
          </table:table-cell>
          <table:table-cell table:style-name="ce25" table:formula="of:=[.G15]*[.H15]" office:value-type="float" office:value="47.16852" calcext:value-type="float">
            <text:p>47.17</text:p>
          </table:table-cell>
          <table:table-cell table:style-name="ce25" table:formula="of:=[.I15]/[.A$12]" office:value-type="float" office:value="2.10875" calcext:value-type="float">
            <text:p>2.11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5" table:formula="of:=53*0.7456" office:value-type="float" office:value="39.5168" calcext:value-type="float">
            <text:p>39.52</text:p>
          </table:table-cell>
          <table:table-cell office:value-type="float" office:value="0.75" calcext:value-type="float">
            <text:p>0.75</text:p>
          </table:table-cell>
          <table:table-cell table:formula="of:=[.G16]*[.H16]" office:value-type="float" office:value="29.6376" calcext:value-type="float">
            <text:p>29.64</text:p>
          </table:table-cell>
          <table:table-cell table:formula="of:=[.I16]/[.A$12]" office:value-type="float" office:value="1.325" calcext:value-type="float">
            <text:p>1.33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5" table:formula="of:=28.89*0.7456" office:value-type="float" office:value="21.540384" calcext:value-type="float">
            <text:p>21.54</text:p>
          </table:table-cell>
          <table:table-cell office:value-type="float" office:value="0.75" calcext:value-type="float">
            <text:p>0.75</text:p>
          </table:table-cell>
          <table:table-cell table:formula="of:=[.G17]*[.H17]" office:value-type="float" office:value="16.155288" calcext:value-type="float">
            <text:p>16.16</text:p>
          </table:table-cell>
          <table:table-cell table:formula="of:=[.I17]/[.A$12]" office:value-type="float" office:value="0.72225" calcext:value-type="float">
            <text:p>0.72</text:p>
          </table:table-cell>
          <table:table-cell table:style-name="ce5" table:number-columns-repeated="2"/>
          <table:table-cell/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2">
          <table:table-cell table:style-name="ce3" office:value-type="string" calcext:value-type="string">
            <text:p>ROTOR BELTS</text:p>
          </table:table-cell>
          <table:table-cell table:number-columns-repeated="5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4">
          <table:table-cell table:style-name="ce3" office:value-type="string" calcext:value-type="string">
            <text:p>Main Shaft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/>
          <table:table-cell table:style-name="ce17" office:value-type="string" calcext:value-type="string">
            <text:p>Brand</text:p>
          </table:table-cell>
          <table:table-cell table:style-name="ce17"/>
          <table:table-cell table:style-name="ce29" office:value-type="string" calcext:value-type="string">
            <text:p>Max Power (kW) @ 2500 RPM</text:p>
          </table:table-cell>
          <table:table-cell table:style-name="ce17" office:value-type="string" calcext:value-type="string">
            <text:p>LF</text:p>
          </table:table-cell>
          <table:table-cell table:style-name="ce3" office:value-type="string" calcext:value-type="string">
            <text:p>With Length Factor</text:p>
          </table:table-cell>
          <table:table-cell table:style-name="ce3" office:value-type="string" calcext:value-type="string">
            <text:p>General 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table:formula="of:=[.D12]" office:value-type="float" office:value="2430" calcext:value-type="float">
            <text:p>2430.00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50 mm</text:p>
          </table:table-cell>
          <table:table-cell table:style-name="ce31" table:formula="of:=82.9*0.7456" office:value-type="float" office:value="61.81024" calcext:value-type="float">
            <text:p>61.81</text:p>
          </table:table-cell>
          <table:table-cell office:value-type="float" office:value="0.8" calcext:value-type="float">
            <text:p>0.80</text:p>
          </table:table-cell>
          <table:table-cell table:formula="of:=[.G22]*[.H22]" office:value-type="float" office:value="49.448192" calcext:value-type="float">
            <text:p>49.45</text:p>
          </table:table-cell>
          <table:table-cell table:formula="of:=[.I22]/[.A$12]" office:value-type="float" office:value="2.21066666666667" calcext:value-type="float">
            <text:p>2.21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K22]/25.4" office:value-type="float" office:value="4.81220472440945" calcext:value-type="float">
            <text:p>4.81</text:p>
          </table:table-cell>
          <table:table-cell table:formula="of:=PI()*[.L22]" office:value-type="float" office:value="15.1179870097748" calcext:value-type="float">
            <text:p>15.1179870097748</text:p>
          </table:table-cell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Rotor Pulley Power</text:p>
          </table:table-cell>
          <table:table-cell table:style-name="ce3"/>
          <table:table-cell table:style-name="ce17" office:value-type="string" calcext:value-type="string">
            <text:p>Number Of Grooves</text:p>
          </table:table-cell>
          <table:table-cell table:style-name="ce17"/>
          <table:table-cell table:style-name="ce17" office:value-type="string" calcext:value-type="string">
            <text:p>Brand</text:p>
          </table:table-cell>
          <table:table-cell table:style-name="ce17"/>
          <table:table-cell table:style-name="ce29" office:value-type="string" calcext:value-type="string">
            <text:p>Max Power (kW) @ 2500 RPM</text:p>
          </table:table-cell>
          <table:table-cell table:style-name="ce3" table:number-columns-repeated="2"/>
          <table:table-cell table:style-name="ce3" office:value-type="string" calcext:value-type="string">
            <text:p>SF</text:p>
          </table:table-cell>
          <table:table-cell table:style-name="ce17" office:value-type="string" calcext:value-type="string">
            <text:p>Dia (mm)</text:p>
          </table:table-cell>
          <table:table-cell table:style-name="ce3" office:value-type="string" calcext:value-type="string">
            <text:p>Dia (in)</text:p>
          </table:table-cell>
          <table:table-cell table:style-name="ce3" office:value-type="string" calcext:value-type="string">
            <text:p>Circum (in)</text:p>
          </table:table-cell>
        </table:table-row>
        <table:table-row table:style-name="ro2">
          <table:table-cell table:formula="of:=[.A12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string" calcext:value-type="string">
            <text:p>GT3</text:p>
          </table:table-cell>
          <table:table-cell office:value-type="string" calcext:value-type="string">
            <text:p>20 mm</text:p>
          </table:table-cell>
          <table:table-cell table:style-name="ce5" table:formula="of:=31.5*0.7456" office:value-type="float" office:value="23.4864" calcext:value-type="float">
            <text:p>23.49</text:p>
          </table:table-cell>
          <table:table-cell table:number-columns-repeated="2"/>
          <table:table-cell table:formula="of:=[.G27]/[.A27]" office:value-type="float" office:value="4.2" calcext:value-type="float">
            <text:p>4.20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K27]/25.4" office:value-type="float" office:value="4.01023622047244" calcext:value-type="float">
            <text:p>4.01</text:p>
          </table:table-cell>
          <table:table-cell table:formula="of:=PI()*[.L27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T3</text:p>
          </table:table-cell>
          <table:table-cell office:value-type="string" calcext:value-type="string">
            <text:p>12 mm</text:p>
          </table:table-cell>
          <table:table-cell table:style-name="ce5" table:formula="of:=17*0.7456" office:value-type="float" office:value="12.6752" calcext:value-type="float">
            <text:p>12.68</text:p>
          </table:table-cell>
          <table:table-cell table:number-columns-repeated="2"/>
          <table:table-cell table:formula="of:=[.G28]/[.A27]" office:value-type="float" office:value="2.26666666666667" calcext:value-type="float">
            <text:p>2.27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22 mm</text:p>
          </table:table-cell>
          <table:table-cell table:style-name="ce5" table:formula="of:=53*0.7456" office:value-type="float" office:value="39.5168" calcext:value-type="float">
            <text:p>39.52</text:p>
          </table:table-cell>
          <table:table-cell table:number-columns-repeated="2"/>
          <table:table-cell table:formula="of:=[.G29]/[.A$27]" office:value-type="float" office:value="7.06666666666667" calcext:value-type="float">
            <text:p>7.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Plat</text:p>
          </table:table-cell>
          <table:table-cell office:value-type="string" calcext:value-type="string">
            <text:p>12 mm</text:p>
          </table:table-cell>
          <table:table-cell table:style-name="ce5" table:formula="of:=28.89*0.7456" office:value-type="float" office:value="21.540384" calcext:value-type="float">
            <text:p>21.54</text:p>
          </table:table-cell>
          <table:table-cell table:number-columns-repeated="2"/>
          <table:table-cell table:formula="of:=[.G30]/[.A$27]" office:value-type="float" office:value="3.852" calcext:value-type="float">
            <text:p>3.85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5"/>
          <table:table-cell table:number-columns-repeated="3"/>
          <table:table-cell table:style-name="ce12"/>
          <table:table-cell table:style-name="ce8"/>
          <table:table-cell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style-name="ce5" table:number-columns-repeated="2"/>
          <table:table-cell/>
        </table:table-row>
      </table:table>
      <table:table table:name="Pulley Specs" table:style-name="ta1">
        <table:table-column table:style-name="co6" table:default-cell-style-name="ce7"/>
        <table:table-column table:style-name="co7" table:default-cell-style-name="ce12"/>
        <table:table-column table:style-name="co8" table:default-cell-style-name="ce9"/>
        <table:table-row table:style-name="ro2">
          <table:table-cell table:style-name="ce4" office:value-type="string" calcext:value-type="string">
            <text:p>14 MM</text:p>
          </table:table-cell>
          <table:table-cell table:style-name="ce10"/>
          <table:table-cell table:style-name="Default"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style-name="ce10" office:value-type="string" calcext:value-type="string">
            <text:p>Pitch Dia (mm)</text:p>
          </table:table-cell>
          <table:table-cell table:style-name="ce4" office:value-type="string" calcext:value-type="string">
            <text:p>Pitch Dia (in)</text:p>
          </table:table-cell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1" office:value-type="float" office:value="124.78" calcext:value-type="float">
            <text:p>124.78</text:p>
          </table:table-cell>
          <table:table-cell table:style-name="ce5" table:formula="of:=[.B3]/25.4" office:value-type="float" office:value="4.91259842519685" calcext:value-type="float">
            <text:p>4.91</text:p>
          </table:table-cell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1" office:value-type="float" office:value="129.33" calcext:value-type="float">
            <text:p>129.33</text:p>
          </table:table-cell>
          <table:table-cell table:style-name="ce5" table:formula="of:=[.B4]/25.4" office:value-type="float" office:value="5.09173228346457" calcext:value-type="float">
            <text:p>5.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69" calcext:value-type="float">
            <text:p>133.69</text:p>
          </table:table-cell>
          <table:table-cell table:style-name="ce8" table:formula="of:=[.B5]/25.4" office:value-type="float" office:value="5.26338582677165" calcext:value-type="float">
            <text:p>5.2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2.6" calcext:value-type="float">
            <text:p>142.60</text:p>
          </table:table-cell>
          <table:table-cell table:style-name="ce8" table:formula="of:=[.B6]/25.4" office:value-type="float" office:value="5.61417322834646" calcext:value-type="float">
            <text:p>5.6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1.51" calcext:value-type="float">
            <text:p>151.51</text:p>
          </table:table-cell>
          <table:table-cell table:style-name="ce8" table:formula="of:=[.B7]/25.4" office:value-type="float" office:value="5.96496062992126" calcext:value-type="float">
            <text:p>5.9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0.43" calcext:value-type="float">
            <text:p>160.43</text:p>
          </table:table-cell>
          <table:table-cell table:style-name="ce8" table:formula="of:=[.B8]/25.4" office:value-type="float" office:value="6.31614173228347" calcext:value-type="float">
            <text:p>6.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9.34" calcext:value-type="float">
            <text:p>169.34</text:p>
          </table:table-cell>
          <table:table-cell table:style-name="ce8" table:formula="of:=[.B9]/25.4" office:value-type="float" office:value="6.66692913385827" calcext:value-type="float">
            <text:p>6.6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8.25" calcext:value-type="float">
            <text:p>178.25</text:p>
          </table:table-cell>
          <table:table-cell table:style-name="ce8" table:formula="of:=[.B10]/25.4" office:value-type="float" office:value="7.01771653543307" calcext:value-type="float">
            <text:p>7.02</text:p>
          </table:table-cell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4" office:value-type="string" calcext:value-type="string">
            <text:p>8 MM</text:p>
          </table:table-cell>
          <table:table-cell table:style-name="ce10"/>
          <table:table-cell table:style-name="Default"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style-name="ce10" office:value-type="string" calcext:value-type="string">
            <text:p>Pitch Dia (mm)</text:p>
          </table:table-cell>
          <table:table-cell table:style-name="ce4" office:value-type="string" calcext:value-type="string">
            <text:p>Pitch Dia (in)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4" office:value-type="float" office:value="2.707" calcext:value-type="float">
            <text:p>2.707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4" office:value-type="float" office:value="2.807" calcext:value-type="float">
            <text:p>2.807</text:p>
          </table:table-cell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4" office:value-type="float" office:value="2.907" calcext:value-type="float">
            <text:p>2.90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3.008" calcext:value-type="float">
            <text:p>3.00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1.49" calcext:value-type="float">
            <text:p>81.49</text:p>
          </table:table-cell>
          <table:table-cell table:formula="of:=[.B18]/25.4" office:value-type="float" office:value="3.20826771653543" calcext:value-type="float">
            <text:p>3.20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6.58" calcext:value-type="float">
            <text:p>86.58</text:p>
          </table:table-cell>
          <table:table-cell table:formula="of:=[.B19]/25.4" office:value-type="float" office:value="3.40866141732283" calcext:value-type="float">
            <text:p>3.40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1.67" calcext:value-type="float">
            <text:p>91.67</text:p>
          </table:table-cell>
          <table:table-cell table:formula="of:=[.B20]/25.4" office:value-type="float" office:value="3.60905511811024" calcext:value-type="float">
            <text:p>3.60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6.77" calcext:value-type="float">
            <text:p>96.77</text:p>
          </table:table-cell>
          <table:table-cell table:formula="of:=[.B21]/25.4" office:value-type="float" office:value="3.80984251968504" calcext:value-type="float">
            <text:p>3.81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1.86" calcext:value-type="float">
            <text:p>101.86</text:p>
          </table:table-cell>
          <table:table-cell table:formula="of:=[.B22]/25.4" office:value-type="float" office:value="4.01023622047244" calcext:value-type="float">
            <text:p>4.01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2.23" calcext:value-type="float">
            <text:p>122.23</text:p>
          </table:table-cell>
          <table:table-cell table:formula="of:=[.B24]/25.4" office:value-type="float" office:value="4.81220472440945" calcext:value-type="float">
            <text:p>4.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21:06:01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3:28:39.632926421</meta:creation-date>
    <dc:date>2019-08-10T21:09:07.918000000</dc:date>
    <meta:editing-duration>P4DT20H2M36S</meta:editing-duration>
    <meta:editing-cycles>54</meta:editing-cycles>
    <meta:generator>LibreOffice/6.0.7.3$Windows_X86_64 LibreOffice_project/dc89aa7a9eabfd848af146d5086077aeed2ae4a5</meta:generator>
    <meta:document-statistic meta:table-count="2" meta:cell-count="196" meta:object-count="0"/>
  </office:meta>
</office:document-meta>
</file>